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8511" officeooo:paragraph-rsid="00128511"/>
    </style:style>
    <style:style style:name="P2" style:family="paragraph" style:parent-style-name="Standard" style:list-style-name="L1">
      <style:text-properties officeooo:rsid="00128511" officeooo:paragraph-rsid="00137203"/>
    </style:style>
    <style:style style:name="P3" style:family="paragraph" style:parent-style-name="Standard" style:list-style-name="L1">
      <style:text-properties officeooo:rsid="00128511" officeooo:paragraph-rsid="00165c51"/>
    </style:style>
    <style:style style:name="P4" style:family="paragraph" style:parent-style-name="Standard" style:list-style-name="L1">
      <style:text-properties officeooo:rsid="00128511" officeooo:paragraph-rsid="0015c06a"/>
    </style:style>
    <style:style style:name="P5" style:family="paragraph" style:parent-style-name="Standard" style:list-style-name="L1">
      <style:text-properties officeooo:rsid="00128511" officeooo:paragraph-rsid="0015c17a"/>
    </style:style>
    <style:style style:name="P6" style:family="paragraph" style:parent-style-name="Standard" style:list-style-name="L1">
      <style:text-properties officeooo:rsid="00128511" officeooo:paragraph-rsid="0015c544"/>
    </style:style>
    <style:style style:name="P7" style:family="paragraph" style:parent-style-name="Standard" style:list-style-name="L1">
      <style:text-properties officeooo:rsid="00128511" officeooo:paragraph-rsid="00175939"/>
    </style:style>
    <style:style style:name="P8" style:family="paragraph" style:parent-style-name="Standard" style:list-style-name="L1">
      <style:text-properties officeooo:rsid="00128511" officeooo:paragraph-rsid="0018de4d"/>
    </style:style>
    <style:style style:name="P9" style:family="paragraph" style:parent-style-name="Standard">
      <style:paragraph-properties fo:text-align="center" style:justify-single-word="false"/>
      <style:text-properties officeooo:rsid="00128511" officeooo:paragraph-rsid="0018de4d"/>
    </style:style>
    <style:style style:name="P10" style:family="paragraph" style:parent-style-name="Standard" style:list-style-name="L1">
      <style:text-properties fo:font-style="italic" officeooo:rsid="00137203" officeooo:paragraph-rsid="00152619" style:font-style-asian="italic" style:font-style-complex="italic"/>
    </style:style>
    <style:style style:name="P11" style:family="paragraph" style:parent-style-name="Standard" style:list-style-name="L1">
      <style:text-properties officeooo:rsid="00152619" officeooo:paragraph-rsid="00152619"/>
    </style:style>
    <style:style style:name="P12" style:family="paragraph" style:parent-style-name="Standard" style:list-style-name="L1">
      <style:text-properties fo:font-style="normal" officeooo:rsid="0015c06a" officeooo:paragraph-rsid="0015c06a" style:font-style-asian="normal" style:font-style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18de4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7203" style:font-style-asian="italic" style:font-style-complex="italic"/>
    </style:style>
    <style:style style:name="T3" style:family="text">
      <style:text-properties fo:font-style="italic" officeooo:rsid="00152619" style:font-style-asian="italic" style:font-style-complex="italic"/>
    </style:style>
    <style:style style:name="T4" style:family="text">
      <style:text-properties fo:font-style="italic" officeooo:rsid="0015c06a" style:font-style-asian="italic" style:font-style-complex="italic"/>
    </style:style>
    <style:style style:name="T5" style:family="text">
      <style:text-properties fo:font-style="italic" officeooo:rsid="0015c17a" style:font-style-asian="italic" style:font-style-complex="italic"/>
    </style:style>
    <style:style style:name="T6" style:family="text">
      <style:text-properties fo:font-style="italic" officeooo:rsid="0015c544" style:font-style-asian="italic" style:font-style-complex="italic"/>
    </style:style>
    <style:style style:name="T7" style:family="text">
      <style:text-properties fo:font-style="italic" officeooo:rsid="00165c51" style:font-style-asian="italic" style:font-style-complex="italic"/>
    </style:style>
    <style:style style:name="T8" style:family="text">
      <style:text-properties fo:font-style="italic" officeooo:rsid="00175939" style:font-style-asian="italic" style:font-style-complex="italic"/>
    </style:style>
    <style:style style:name="T9" style:family="text">
      <style:text-properties fo:font-style="italic" fo:font-weight="bold" officeooo:rsid="0018de4d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officeooo:rsid="0018de4d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37203" style:font-style-asian="normal" style:font-style-complex="normal"/>
    </style:style>
    <style:style style:name="T13" style:family="text">
      <style:text-properties fo:font-style="normal" officeooo:rsid="0015c06a" style:font-style-asian="normal" style:font-style-complex="normal"/>
    </style:style>
    <style:style style:name="T14" style:family="text">
      <style:text-properties fo:font-style="normal" officeooo:rsid="00128511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06543700443859040" text:style-name="L1">
        <text:list-item>
          <text:p text:style-name="P1">Instalacja NPM, Node.js, Cordova</text:p>
        </text:list-item>
        <text:list-item>
          <text:p text:style-name="P1">Klon repozytorium</text:p>
        </text:list-item>
        <text:list-item>
          <text:p text:style-name="P2">Dodanie plarformy Cordova<text:line-break/><text:line-break/><text:span text:style-name="T1">/civil-connect-solution&gt;cordova platform add android</text:span><text:line-break/><text:line-break/>Jezeło błąd „Error: Source path does not exist: phonegap/ios/icon/icon-72.png”, w pliku <text:span text:style-name="T1">/config.xml </text:span><text:span text:style-name="T11">do atrybutów „src” dodać katalog „www/” na początku ścieżki (oprócz znacznika „content”).<text:line-break/><text:line-break/></text:span><text:span text:style-name="T12">i komenda:</text:span><text:span text:style-name="T11"><text:line-break/></text:span><text:span text:style-name="T1">/civil-connect-solution&gt;cordova </text:span><text:span text:style-name="T2">build<text:line-break/><text:line-break/>Jeżeli nie było żadnego błędu idziemy dalej.</text:span></text:p>
        </text:list-item>
        <text:list-item>
          <text:p text:style-name="P10">Aktualizacja paczek: </text:p>
          <text:list>
            <text:list-item>
              <text:p text:style-name="P3"><text:span text:style-name="T2">/civil-connect-solution&gt;</text:span><text:span text:style-name="T7">npm</text:span><text:span text:style-name="T2"> </text:span><text:span text:style-name="T3">update</text:span></text:p>
            </text:list-item>
            <text:list-item>
              <text:p text:style-name="P11"><text:span text:style-name="T2">I</text:span><text:span text:style-name="T1">nstalacja „bower”</text:span></text:p>
            </text:list-item>
            <text:list-item>
              <text:p text:style-name="P4"><text:span text:style-name="T1">/civil-connect-solution&gt;</text:span><text:span text:style-name="T3">bower</text:span><text:span text:style-name="T2"> </text:span><text:span text:style-name="T3">update</text:span></text:p>
            </text:list-item>
          </text:list>
        </text:list-item>
        <text:list-item>
          <text:p text:style-name="P12">Aktualizacja pluginów Cordova</text:p>
          <text:list>
            <text:list-item>
              <text:p text:style-name="P4"><text:span text:style-name="T13">cordova &lt; 4<text:line-break/></text:span><text:span text:style-name="T1">/civil-connect-solution&gt;</text:span><text:span text:style-name="T4">cordova plugin add net.yoik.cordova.plugins.screenorientation</text:span><text:span text:style-name="T13"><text:line-break/><text:line-break/>cordova &gt; 4<text:line-break/></text:span><text:span text:style-name="T1">/civil-connect-solution&gt;</text:span><text:span text:style-name="T4">cordova plugin add cordova-plugin-screen-orientation<text:line-break/></text:span></text:p>
            </text:list-item>
            <text:list-item>
              <text:p text:style-name="P4"><text:span text:style-name="T1">/civil-connect-solution&gt;</text:span><text:span text:style-name="T4">cordova plugin add cordova-plugin-file</text:span></text:p>
            </text:list-item>
            <text:list-item>
              <text:p text:style-name="P5"><text:span text:style-name="T1">/civil-connect-solution&gt;</text:span><text:span text:style-name="T4">cordova plugin add cordova-plugin-device</text:span></text:p>
            </text:list-item>
            <text:list-item>
              <text:p text:style-name="P6"><text:span text:style-name="T1">/civil-connect-solution&gt;</text:span><text:span text:style-name="T5">cordova plugin add cordova-plugin-inappbrowser</text:span></text:p>
            </text:list-item>
            <text:list-item>
              <text:p text:style-name="P7"><text:span text:style-name="T1">/civil-connect-solution&gt;</text:span><text:span text:style-name="T6">cordova plugin add cordova-plugin-whitelist</text:span></text:p>
            </text:list-item>
            <text:list-item>
              <text:p text:style-name="P8"><text:span text:style-name="T1">/civil-connect-solution&gt;</text:span><text:span text:style-name="T6">cordova plugin add cordova-plugin-</text:span><text:span text:style-name="T8">geolocation</text:span></text:p>
              <text:p text:style-name="P8"><text:span text:style-name="T8"/></text:p>
              <text:p text:style-name="P8"><text:span text:style-name="T8"/></text:p>
            </text:list-item>
          </text:list>
        </text:list-item>
      </text:list>
      <text:p text:style-name="P9"><text:span text:style-name="T9">Przygotowanie paczki APK</text:span></text:p>
      <text:p text:style-name="P9"><text:span text:style-name="T9"/></text:p>
      <text:list xml:id="list6507237293890381464" text:style-name="L2">
        <text:list-item>
          <text:p text:style-name="P13"><text:span text:style-name="T14"><text:line-break/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09:51:46.772000000</meta:creation-date>
    <dc:date>2016-09-27T08:29:10.458000000</dc:date>
    <meta:editing-duration>PT4H6M50S</meta:editing-duration>
    <meta:editing-cycles>11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6" meta:word-count="111" meta:character-count="1129" meta:non-whitespace-character-count="1039"/>
  </office:meta>
</office:document-meta>
</file>